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5.092cm" style:rel-column-width="2887*"/>
    </style:style>
    <style:style style:name="Tabela1.B" style:family="table-column">
      <style:table-column-properties style:column-width="3.522cm" style:rel-column-width="1997*"/>
    </style:style>
    <style:style style:name="Tabela1.C" style:family="table-column">
      <style:table-column-properties style:column-width="3.944cm" style:rel-column-width="2236*"/>
    </style:style>
    <style:style style:name="Tabela1.D" style:family="table-column">
      <style:table-column-properties style:column-width="4.441cm" style:rel-column-width="251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fo:background-color="transparent" style:keep-together="true" fo:keep-together="auto">
        <style:background-image/>
      </style:table-row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3</text:p>
      <text:p text:style-name="Standard"/>
      <text:p text:style-name="P3">3) Use os testes estatísticos Anderson-Darling e Shapiro-Wilk para verificar a normalidade de um conjunto de dados. Para tanto, considere as descrições abaixo:</text:p>
      <text:p text:style-name="P3"/>
      <text:p text:style-name="P3">Escreva um script R que aplica os testes Anderson-Darling e Shapiro-Wilk sobre os seguintes dados: (i) intervalos em que as máquinas estiveram ocupadas; (ii) intervalos em que as máquinas estiveram ociosas; (iii) intervalos em que as máquinas estiveram ociosas separados por laboratório. Você deve salvar os resultados em um único arquivo com uma tabela com quatro colunas: nome do teste, cenário, valor da estatística (A ou W) e o valor do p-value.</text:p>
      <text:p text:style-name="P3"/>
      <text:p text:style-name="P3">Escreva um relatório apresentando os dados obtidos com a execução do seu script. No relatório você deve: (i) explicitar qual é a hipótese nula e qual a hipótese alternativa (ii) analisar as estatísticas e os p-values gerados pelos testes, explicando o que eles indicam; (iii) concluir se, considerando algum dos teste estatísticos aplicados, você falha ou não em rejeita a hipótese nula; (iv) explicar diferenças que você observa nos resultados gerados pelos dois testes.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Cenário</text:p>
          </table:table-cell>
          <table:table-cell table:style-name="Tabela1.A1" office:value-type="string">
            <text:p text:style-name="P1">Nome do teste</text:p>
          </table:table-cell>
          <table:table-cell table:style-name="Tabela1.A1" office:value-type="string">
            <text:p text:style-name="P1">Valor da estatística</text:p>
          </table:table-cell>
          <table:table-cell table:style-name="Tabela1.D1" office:value-type="string">
            <text:p text:style-name="P1">p-value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upadas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0099473297596</text:p>
          </table:table-cell>
          <table:table-cell table:style-name="Tabela1.C2" office:value-type="string">
            <text:p text:style-name="P2">6.72331802705006e-4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44.874287986585</text:p>
          </table:table-cell>
          <table:table-cell table:style-name="Tabela1.C2" office:value-type="string">
            <text:p text:style-name="P2">7.97988691725911e-190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8238618671894</text:p>
          </table:table-cell>
          <table:table-cell table:style-name="Tabela1.C2" office:value-type="string">
            <text:p text:style-name="P2">5.45326252578267e-2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29.3040505208933</text:p>
          </table:table-cell>
          <table:table-cell table:style-name="Tabela1.C2" office:value-type="string">
            <text:p text:style-name="P2">6.63910696802273e-66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gaita@gaita.gmf.ufcg.edu.br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14167188107967</text:p>
          </table:table-cell>
          <table:table-cell table:style-name="Tabela1.C2" office:value-type="string">
            <text:p text:style-name="P2">0.0001835167158847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.9978645615053</text:p>
          </table:table-cell>
          <table:table-cell table:style-name="Tabela1.C2" office:value-type="string">
            <text:p text:style-name="P2">3.83983089512053e-05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lccpeer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7271358221769</text:p>
          </table:table-cell>
          <table:table-cell table:style-name="Tabela1.C2" office:value-type="string">
            <text:p text:style-name="P2">1.5603819731971e-15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9.9028729469336</text:p>
          </table:table-cell>
          <table:table-cell table:style-name="Tabela1.C2" office:value-type="string">
            <text:p text:style-name="P2">5.99049227581623e-24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peer-lcc2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56639908254147</text:p>
          </table:table-cell>
          <table:table-cell table:style-name="Tabela1.C2" office:value-type="string">
            <text:p text:style-name="P2">5.03691109085157e-10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4.69333397682834</text:p>
          </table:table-cell>
          <table:table-cell table:style-name="Tabela1.C2" office:value-type="string">
            <text:p text:style-name="P2">1.21241472448244e-11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peer-lsd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3934932351112</text:p>
          </table:table-cell>
          <table:table-cell table:style-name="Tabela1.C2" office:value-type="string">
            <text:p text:style-name="P2">2.79992745993444e-18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4.1419561610934</text:p>
          </table:table-cell>
          <table:table-cell table:style-name="Tabela1.C2" office:value-type="string">
            <text:p text:style-name="P2">1.22530220923622e-33</text:p>
          </table:table-cell>
        </table:table-row>
      </table:table>
      <text:p text:style-name="Standard"/>
      <text:p text:style-name="P4"/>
      <text:p text:style-name="P4">Os testes Shapiro-Wilk e Anderson-Darling usam como hipóteses nula e alternativa, respectivamente:</text:p>
      <text:p text:style-name="P4"/>
      <text:p text:style-name="P3">H0: a amostra vem de uma população que segue uma distribuição normal;</text:p>
      <text:p text:style-name="P3">H1: a amostra não vem de uma população que segue uma distribuição normal;</text:p>
      <text:p text:style-name="P4"/>
      <text:p text:style-name="P4">Os valores das estatísticas W, para o teste Shapiro-Wilk, e A, para o teste Anderson-Darling, significam quantis de suas “distribuições padrão”. A partir dessas estatísticas, calcula-se a estatística p-value, mais interessante para avaliar o resultado do teste.</text:p>
      <text:p text:style-name="P4"><text:tab/>O p-value mede a probabilidade de, assumindo a Hipótese Nula verdadeira, obter-se a estatística de teste – A ou W, no caso – que foi obtida para a amostra sendo testada. O p-value deve <text:soft-page-break/>ser comparado com o nível de significância do teste para chegar a uma conclusão a Hipótese Nula deve ou não ser rejeitada. Isso se dá quando p-value &lt;= nível de significância.</text:p>
      <text:p text:style-name="P4"><text:tab/>Assumindo um nível de significância de 5%, todos os testes rejeitam a hipótese nula, pois p-value &lt; 5% em todos eles.</text:p>
      <text:p text:style-name="P4"><text:tab/>Os testes Anderson-Darling forneceram p-values menores que os Shapiro-Wilk, para todos os cenários. Não obstante, elas são coerentes: valores menores de A ocorrem juntos de valores menores de W. A diferença mais notável entre os dois testes ocorre no cenário de “máquinas ocupadas”: enquanto o teste Shapiro-Wilk fornece um p-value de 6.72e-47, o Anderson-Darling fornece 7.98e-19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08:32:57</dc:date>
    <meta:editing-duration>PT16H9M49S</meta:editing-duration>
    <meta:editing-cycles>18</meta:editing-cycles>
    <meta:document-statistic meta:table-count="1" meta:image-count="0" meta:object-count="0" meta:page-count="2" meta:paragraph-count="58" meta:word-count="453" meta:character-count="3331" meta:non-whitespace-character-count="2933"/>
  </office:meta>
</office:document-meta>
</file>